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iffedXmlReader.sniffForXml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niffedXmlReader.SniffedXml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iffedXmlReader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iffedXmlReader.readAsMuchAsPossible( char [ ] buf , int startAt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